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ton" svg:font-family="Anton"/>
    <style:font-face style:name="Arial1" svg:font-family="Arial, sans-serif"/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font-name="Poppins" fo:font-size="9.75pt" fo:letter-spacing="normal" fo:font-style="normal" style:text-underline-style="solid" style:text-underline-width="auto" style:text-underline-color="font-color" fo:font-weight="bold" style:text-blinking="false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Poppins" fo:font-size="9.75pt" fo:letter-spacing="normal" fo:font-style="normal" style:text-underline-style="solid" style:text-underline-width="auto" style:text-underline-color="font-color" fo:font-weight="bold" style:text-blinking="false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font-name="Times New Roman" fo:letter-spacing="normal" fo:font-style="normal" style:text-underline-style="solid" style:text-underline-width="auto" style:text-underline-color="font-color" style:text-blinking="false" fo:background-color="#ffffff" style:font-style-asian="normal" style:font-style-complex="normal"/>
    </style:style>
    <style:style style:name="T6" style:family="text">
      <style:text-properties fo:color="#000000" style:text-line-through-style="none" fo:font-style="normal" style:text-underline-style="solid" style:text-underline-width="auto" style:text-underline-color="font-color" style:text-blinking="false" fo:background-color="#fffff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ROYAUME D EQUITAINE</text:p>
      <text:p text:style-name="P3"/>
      <text:p text:style-name="Standard"><text:a xlink:type="simple" xlink:href="https://www.lostkingdomminiatures.com/en/kingdom-of-mercia/337-375-bowmen-on-foot.html#/26-supports-pre_supported" text:style-name="Internet_20_link" text:visited-style-name="Visited_20_Internet_20_Link"><text:span text:style-name="T6">Bowmen on foot</text:span></text:a><text:span text:style-name="T3"> x10 6&gt;8€ :</text:span></text:p>
      <text:p text:style-name="P3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Spearmen on foot Etat-Major 4</text:span><text:span text:style-name="T3">&gt;5€ :</text:span></text:p>
      <text:p text:style-name="P3"/>
      <text:p text:style-name="Standard">3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3">Spearmen on foot x10 10&gt;12€ :</text:span></text:p>
      <text:p text:style-name="P3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Rangers on foot Etat-Major 4</text:span><text:span text:style-name="T3">&gt;5€ :</text:span></text:p>
      <text:p text:style-name="P3"/>
      <text:p text:style-name="Standard">3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oft-page-break/><text:span text:style-name="T6">Rangers on foot</text:span><text:span text:style-name="T3"> x10 10&gt;12€ :</text:span></text:p>
      <text:p text:style-name="P3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6">Calix on foot </text:span><text:span text:style-name="T5">Etat-Major 5</text:span><text:span text:style-name="T3">&gt;6€ :</text:span></text:p>
      <text:p text:style-name="P3"/>
      <text:p text:style-name="Standard">3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6">Calix on foot</text:span><text:span text:style-name="T3"> x10 15&gt;18€ :</text:span></text:p>
      <text:p text:style-name="P3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Wind Knights Pegasus Etat-Major 48</text:span><text:span text:style-name="T3">€ :</text:span></text:p>
      <text:p text:style-name="P3"/>
      <text:p text:style-name="Standard">3 Figurines en résine venduent avec socle MDF et scènique en résine. Taille de socle carré de 40x40mm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text:line-break/><text:span text:style-name="T1">Possibilité d'être vendu sans la scénique en résine pour 10€ de moins.</text:span></text:p>
      <text:p text:style-name="P3">Photo non contractuel, Figurine à monter et sans socle autre que proposé.</text:p>
      <text:p text:style-name="P3"/>
      <text:p text:style-name="Standard"><text:span text:style-name="T5">Wind Knights Pegasus 4</text:span><text:span text:style-name="T3">6€ :</text:span></text:p>
      <text:p text:style-name="P3"/>
      <text:p text:style-name="Standard">3 Figurines en résine venduent avec socle MDF et scènique en résine. Taille de socle carré de 40x40mm ou rond de 50mm.<text:line-break/><text:soft-pag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text:line-break/><text:span text:style-name="T1">Possibilité d'être vendu sans la scénique en résine pour 10€ de moins.</text:span></text:p>
      <text:p text:style-name="P3">Photo non contractuel, Figurine à monter et sans socle autre que proposé.</text:p>
      <text:p text:style-name="P3"/>
      <text:p text:style-name="Standard"><text:span text:style-name="T5">Wind Knights Etat-Major (with alternative mount) 53</text:span><text:span text:style-name="T3">€ :</text:span></text:p>
      <text:p text:style-name="P3"/>
      <text:p text:style-name="Standard">3 Figurines en résine venduent avec socle MDF et scènique en résine. Taille de socle carré de 40x40mm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text:line-break/><text:span text:style-name="T1">Possibilité d'être vendu sans la scénique en résine pour 13€ de moins.</text:span></text:p>
      <text:p text:style-name="P3">Photo non contractuel, Figurine à monter et sans socle autre que proposé.</text:p>
      <text:p text:style-name="P3"/>
      <text:p text:style-name="Standard"><text:span text:style-name="T5">Wind Knights (with alternative mount) 51</text:span><text:span text:style-name="T3">€ :</text:span></text:p>
      <text:p text:style-name="P3"/>
      <text:p text:style-name="Standard">3 Figurines en résine venduent avec socle MDF et scènique en résine. Taille de socle carré de 40x40mm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text:line-break/><text:span text:style-name="T1">Possibilité d'être vendu sans la scénique en résine pour 13€ de moins.</text:span></text:p>
      <text:p text:style-name="P3">Photo non contractuel, Figurine à monter et sans socle autre que proposé.</text:p>
      <text:p text:style-name="P3"/>
      <text:p text:style-name="P2">Kingdom Rangers Etat-Major 18&gt;22€ :</text:p>
      <text:p text:style-name="P3"/>
      <text:p text:style-name="Standard">3 Figurines en résine venduent avec socle MDF. Taille de socle carré ou ovale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Kingdom Rangers x5 22,5€ :</text:p>
      <text:p text:style-name="P3"/>
      <text:p text:style-name="Standard">5 Figurines en résine venduent avec socle MDF. Taille de socle carré ou ovale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<text:soft-page-break/>Contactez moi.</text:p>
      <text:p text:style-name="P3">Photo non contractuel, Figurine à monter et sans socle autre que proposé.</text:p>
      <text:p text:style-name="P3"/>
      <text:p text:style-name="P2">Calix Knights Etat-Major 18&gt;22€ :</text:p>
      <text:p text:style-name="P3"/>
      <text:p text:style-name="Standard">3 Figurines en résine venduent avec socle MDF. Taille de socle carré ou ovale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Calix Knights x5 35€ :</text:p>
      <text:p text:style-name="P3"/>
      <text:p text:style-name="Standard">5 Figurines en résine venduent avec socle MDF. Taille de socle carré ou ovale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3"/>
      <text:p text:style-name="Standard"><text:span text:style-name="T6">Sacred Bombard</text:span><text:span text:style-name="T3"> 50€ :</text:span></text:p>
      <text:p text:style-name="Standard"/>
      <text:p text:style-name="Standard">Figurine en résine vendue avec socle Résine. Taille de socle carré de 50x100mm ou ovale de 90x1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3">Blessed Shrine 15€ :</text:span></text:p>
      <text:p text:style-name="Standard"/>
      <text:p text:style-name="Standard">Figurine en résine vendue sans socle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3">Battle Fortress 70€:</text:span></text:p>
      <text:p text:style-name="Standard"/>
      <text:p text:style-name="Standard">Figurine en résine vendue sans socle.<text:line-break/><text:soft-pag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a xlink:type="simple" xlink:href="https://www.lostkingdomminiatures.com/en/kingdom-of-mercia/339-379-ildira-on-foot.html#/26-supports-pre_supported" text:style-name="Internet_20_link" text:visited-style-name="Visited_20_Internet_20_Link">P</text:a><text:span text:style-name="T6">raying Hero</text:span><text:span text:style-name="T3"> 2&gt;3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1">Disponible en 2 Versions.</text:p>
      <text:p text:style-name="P3">Photo non contractuel, Figurine à monter et sans socle autre que proposé.</text:p>
      <text:p text:style-name="P3"/>
      <text:p text:style-name="Standard"><text:a xlink:type="simple" xlink:href="https://www.lostkingdomminiatures.com/en/kingdom-of-mercia/339-379-ildira-on-foot.html#/26-supports-pre_supported" text:style-name="Internet_20_link" text:visited-style-name="Visited_20_Internet_20_Link"><text:span text:style-name="T6">Ildira on foot</text:span></text:a><text:span text:style-name="T3"> 2&gt;3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3">Sir Bors on foot 3&gt;4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3"/>
      <text:p text:style-name="Standard"><text:span text:style-name="T3">Medraut on foot 3&gt;4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<text:soft-page-break/>Photo non contractuel, Figurine à monter et sans socle autre que proposé.</text:p>
      <text:p text:style-name="P3"/>
      <text:p text:style-name="Standard"><text:span text:style-name="T3">Mercia Standard on foot 3&gt;4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2"/>
      <text:p text:style-name="Standard"><text:span text:style-name="T3">Mismeria, Mercia Queen on foot 2&gt;3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<text:span text:style-name="T2">Photo non contractuel, Figurine à monter et sans socle autre que proposé.</text:span></text:p>
      <text:p text:style-name="Standard"><text:span text:style-name="T3"/></text:p>
      <text:p text:style-name="Standard"><text:span text:style-name="T3">Allard, Mercia King on foot 2&gt;3€ :</text:span></text:p>
      <text:p text:style-name="Standard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2"/>
      <text:p text:style-name="P2">The Queen of the Swamp 6&gt;8€ :</text:p>
      <text:p text:style-name="P3"/>
      <text:p text:style-name="Standard">Figurine en résine vendue avec socle MDF. Taille de socle carré ou rond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1"/>
      <text:p text:style-name="P2">Kingdom of Mercia Standard Bearer 6&gt;8€:</text:p>
      <text:p text:style-name="P1"/>
      <text:p text:style-name="Standard">Figurine en résine vendue avec socle MDF et scénique en résine. Taille de socle carré ou rond de 25x50mm.<text:line-break/>Adapté pour jeu de plateau comme Warhammer et plus particulièrement The IX Age <text:span text:style-name="T1">Fantasy </text:span><text:soft-page-break/><text:span text:style-name="T1">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résine pour 3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3"/>
      <text:p text:style-name="P2">The Queen of The Lake <text:s/>20&lt;24€:</text:p>
      <text:p text:style-name="P1"/>
      <text:p text:style-name="Standard">Figurine en résine vendue avec socle Résine. Taille de socle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Ildira, Supreme Sorceress of Mercia <text:s/>12&gt;15€:</text:p>
      <text:p text:style-name="P1"/>
      <text:p text:style-name="Standard">Figurine en résine vendue avec socle MDF et scénique en résine. Taille de socle carré ou rond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9">Photo non contractuel, Figurine à monter et sans socle autre que proposé.</text:p>
      <text:p text:style-name="P3"/>
      <text:p text:style-name="P2">Ildira, Supreme Sorceress of Mercia Alternative Model <text:s/>10&gt;12€:</text:p>
      <text:p text:style-name="P1"/>
      <text:p text:style-name="Standard">Figurine en résine vendue avec socle MDF et scénique en résine. Taille de socle carré ou rond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résine pour 4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Medraut, The Knight's Shadow <text:s/>23&gt;28€:</text:p>
      <text:p text:style-name="P1"/>
      <text:p text:style-name="Standard">Figurine en résine vendue avec socle MDF et scénique en résine. Taille de socle carré ou rond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oft-page-break/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Medraut, The Knight's Shadow Alternative Model <text:s text:c="2"/>8&gt;10€:</text:p>
      <text:p text:style-name="P1"/>
      <text:p text:style-name="Standard">Figurine en résine vendue avec socle MDF et scénique en résine. Taille de socle carré ou rond de 25x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résine pour 1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Sir Bors, Duke of Morgaledes <text:s/>40&gt;48€:</text:p>
      <text:p text:style-name="P1"/>
      <text:p text:style-name="Standard">Figurine en résine vendue avec socle MDF et scénique en résine. Taille de socle carré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résine pour 18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Mismeria, Queen of Mercia <text:s/>40&gt;48€:</text:p>
      <text:p text:style-name="P1"/>
      <text:p text:style-name="Standard">Figurine en résine vendue avec socle MDF et scénique en résine. Taille de socle carré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résine pour 12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2">Allard, King of Mercia <text:s/>110€:</text:p>
      <text:p text:style-name="P1"/>
      <text:p text:style-name="Standard">Figurine en résine vendue avec socle MDF et scénique en plastique. Taille de socle carré ou rond de 1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le de vendre sans base plastique pour 40€ de moins.<text:line-break/></text:span><text:soft-page-break/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4"> )</text:span></text:p>
      <text:p text:style-name="P1">Contactez moi.</text:p>
      <text:p text:style-name="P3">Photo non contractuel, Figurine à monter et sans socle autre que proposé.</text:p>
      <text:p text:style-name="P3"/>
      <text:p text:style-name="P3"/>
      <text:p text:style-name="P3"/>
      <text:p text:style-name="P3"/>
      <text:p text:style-name="P1"/>
      <text:p text:style-name="P6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ton" svg:font-family="Anton"/>
    <style:font-face style:name="Arial1" svg:font-family="Arial, sans-serif"/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9H21M40S</meta:editing-duration>
    <meta:editing-cycles>42</meta:editing-cycles>
    <meta:generator>OpenOffice/4.1.6$Win32 OpenOffice.org_project/416m1$Build-9790</meta:generator>
    <dc:date>2025-02-09T22:50:43.70</dc:date>
    <dc:creator>Ycham Bounouar</dc:creator>
    <meta:document-statistic meta:table-count="0" meta:image-count="0" meta:object-count="0" meta:page-count="9" meta:paragraph-count="180" meta:word-count="3262" meta:character-count="19079"/>
    <meta:user-defined meta:name="Info 1"/>
    <meta:user-defined meta:name="Info 2"/>
    <meta:user-defined meta:name="Info 3"/>
    <meta:user-defined meta:name="Info 4"/>
  </office:meta>
</office:document-meta>
</file>